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Numbering_20_1"/>
    <style:style style:name="P2" style:family="paragraph" style:parent-style-name="Standard" style:list-style-name="Numbering_20_1">
      <style:text-properties officeooo:paragraph-rsid="00123258"/>
    </style:style>
    <style:style style:name="P3" style:family="paragraph" style:parent-style-name="Standard">
      <style:text-properties officeooo:rsid="00020b5a" officeooo:paragraph-rsid="00123258"/>
    </style:style>
    <style:style style:name="P4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officeooo:rsid="00020b5a" officeooo:paragraph-rsid="00123258"/>
    </style:style>
    <style:style style:name="P5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20b5a" officeooo:paragraph-rsid="00123258"/>
    </style:style>
    <text:list-style style:name="L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1598in" fo:text-indent="0.0902in" fo:margin-left="0.15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14609635362112656" text:style-name="Numbering_20_1">
        <text:list-item>
          <text:p text:style-name="P1">A list item</text:p>
        </text:list-item>
        <text:list-item>
          <text:p text:style-name="P1">A second</text:p>
        </text:list-item>
        <text:list-item>
          <text:p text:style-name="P1">A third</text:p>
          <text:list>
            <text:list-item>
              <text:p text:style-name="P1">New level!</text:p>
              <text:list>
                <text:list-item>
                  <text:p text:style-name="P1">And another!</text:p>
                </text:list-item>
                <text:list-item>
                  <text:p text:style-name="P1">It's great up here!</text:p>
                </text:list-item>
              </text:list>
            </text:list-item>
            <text:list-item>
              <text:p text:style-name="P1">Oh noes</text:p>
            </text:list-item>
            <text:list-item>
              <text:p text:style-name="P1">We fell!</text:p>
            </text:list-item>
          </text:list>
        </text:list-item>
        <text:list-item>
          <text:p text:style-name="P1">Maybe someone</text:p>
        </text:list-item>
        <text:list-item>
          <text:p text:style-name="P2">Pushed us?</text:p>
        </text:list-item>
      </text:list>
      <text:p text:style-name="P3"/>
      <text:list xml:id="list1255812504585267892" text:style-name="L1">
        <text:list-item>
          <text:p text:style-name="P5">Start new list, but a different starting point.</text:p>
        </text:list-item>
        <text:list-item>
          <text:p text:style-name="P4">Because we c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6-10-14T13:43:45.691105476</dc:date>
    <meta:editing-duration>PT10M55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1" meta:paragraph-count="12" meta:word-count="46" meta:character-count="191" meta:non-whitespace-character-count="169"/>
  </office:meta>
</office:document-meta>
</file>